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c515" officeooo:paragraph-rsid="001cc5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hp_2UO4ciJZ2lB2vaE3Z7XUJ9YZYXFaBa16sX4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6T22:28:08.120775420</meta:creation-date>
    <dc:date>2022-07-06T22:28:36.918286397</dc:date>
    <meta:editing-duration>PT30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5.1.6.2$Linux_x86 LibreOffice_project/10m0$Build-2</meta:generator>
  </office:meta>
</office:document-meta>
</file>